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F000001CF040D83FA0D85F4BB.png" manifest:media-type="image/png"/>
  <manifest:file-entry manifest:full-path="Pictures/1000000000000322000001DBF36F86ED18A54133.png" manifest:media-type="image/png"/>
  <manifest:file-entry manifest:full-path="Pictures/10000000000001DA00000166978738D2CCECA7F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2.895cm" svg:y="15.005cm" svg:width="11.414cm" svg:height="8.622cm" draw:z-index="0"><draw:image xlink:href="Pictures/10000000000001DA00000166978738D2CCECA7F8.jpg" xlink:type="simple" xlink:show="embed" xlink:actuate="onLoad" draw:mime-type="image/jpeg"/></draw:frame><draw:frame draw:style-name="fr1" draw:name="Image2" text:anchor-type="char" svg:x="3.762cm" svg:y="8.77cm" svg:width="10.351cm" svg:height="6.131cm" draw:z-index="1"><draw:image xlink:href="Pictures/1000000000000322000001DBF36F86ED18A54133.png" xlink:type="simple" xlink:show="embed" xlink:actuate="onLoad" draw:mime-type="image/png"/></draw:frame><draw:frame draw:style-name="fr1" draw:name="Image3" text:anchor-type="char" svg:x="4.463cm" svg:y="-0.388cm" svg:width="9.46cm" svg:height="8.848cm" draw:z-index="2"><draw:image xlink:href="Pictures/10000000000001EF000001CF040D83FA0D85F4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30T12:59:59.978172107</dc:date>
    <meta:editing-duration>PT1M31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7.2.1.2$Linux_X86_64 LibreOffice_project/20$Build-2</meta:generator>
  </office:meta>
</office:document-meta>
</file>